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6cm" svg:height="2cm" svg:x="0cm" svg:y="0cm">
            <text:p/>
          </draw:rect>
          <draw:rect draw:style-name="gr2" draw:layer="layout" svg:width="0.6cm" svg:height="0.06cm" svg:x="0.35cm" svg:y="0.1cm">
            <text:p/>
          </draw:rect>
          <draw:rect draw:style-name="gr3" draw:layer="layout" svg:width="1.6cm" svg:height="0.075cm" svg:x="2cm" svg:y="0.1cm">
            <text:p/>
          </draw:rect>
          <draw:circle draw:style-name="gr4" draw:layer="layout" svg:width="0.03cm" svg:height="0.03cm" svg:x="1.085cm" svg:y="0.105cm">
            <text:p/>
          </draw:circle>
          <draw:circle draw:style-name="gr5" draw:layer="layout" svg:width="0.03cm" svg:height="0.03cm" svg:x="1.285cm" svg:y="0.105cm">
            <text:p/>
          </draw:circle>
          <draw:rect draw:style-name="gr6" draw:layer="layout" svg:width="0.3cm" svg:height="1.18cm" svg:x="0.25cm" svg:y="0.72cm">
            <text:p/>
          </draw:rect>
          <draw:rect draw:style-name="gr7" draw:layer="layout" svg:width="0.2cm" svg:height="1.02cm" svg:x="0.3cm" svg:y="0.77cm">
            <text:p/>
          </draw:rect>
          <draw:rect draw:style-name="gr7" draw:layer="layout" svg:width="0.2cm" svg:height="0.1cm" svg:x="0.3cm" svg:y="1.772cm">
            <text:p/>
          </draw:rect>
          <draw:circle draw:style-name="gr8" draw:layer="layout" svg:width="0.026cm" svg:height="0.026cm" svg:x="0.257cm" svg:y="0.737cm">
            <text:p/>
          </draw:circle>
          <draw:circle draw:style-name="gr4" draw:layer="layout" svg:width="0.026cm" svg:height="0.026cm" svg:x="0.507cm" svg:y="0.737cm">
            <text:p/>
          </draw:circle>
          <draw:rect draw:style-name="gr6" draw:layer="layout" svg:width="0.3cm" svg:height="1.18cm" svg:x="0.625cm" svg:y="0.72cm">
            <text:p/>
          </draw:rect>
          <draw:rect draw:style-name="gr7" draw:layer="layout" svg:width="0.2cm" svg:height="1.02cm" svg:x="0.675cm" svg:y="0.77cm">
            <text:p/>
          </draw:rect>
          <draw:rect draw:style-name="gr7" draw:layer="layout" svg:width="0.2cm" svg:height="0.1cm" svg:x="0.675cm" svg:y="1.772cm">
            <text:p/>
          </draw:rect>
          <draw:circle draw:style-name="gr8" draw:layer="layout" svg:width="0.026cm" svg:height="0.026cm" svg:x="0.632cm" svg:y="0.737cm">
            <text:p/>
          </draw:circle>
          <draw:circle draw:style-name="gr4" draw:layer="layout" svg:width="0.026cm" svg:height="0.026cm" svg:x="0.862cm" svg:y="0.737cm">
            <text:p/>
          </draw:circle>
          <draw:rect draw:style-name="gr6" draw:layer="layout" svg:width="0.3cm" svg:height="1.18cm" svg:x="1cm" svg:y="0.72cm">
            <text:p/>
          </draw:rect>
          <draw:rect draw:style-name="gr7" draw:layer="layout" svg:width="0.2cm" svg:height="1.02cm" svg:x="1.05cm" svg:y="0.77cm">
            <text:p/>
          </draw:rect>
          <draw:rect draw:style-name="gr7" draw:layer="layout" svg:width="0.2cm" svg:height="0.1cm" svg:x="1.05cm" svg:y="1.772cm">
            <text:p/>
          </draw:rect>
          <draw:circle draw:style-name="gr8" draw:layer="layout" svg:width="0.026cm" svg:height="0.026cm" svg:x="1.007cm" svg:y="0.737cm">
            <text:p/>
          </draw:circle>
          <draw:circle draw:style-name="gr4" draw:layer="layout" svg:width="0.026cm" svg:height="0.026cm" svg:x="1.257cm" svg:y="0.737cm">
            <text:p/>
          </draw:circle>
          <draw:rect draw:style-name="gr6" draw:layer="layout" svg:width="0.3cm" svg:height="1.18cm" svg:x="1.375cm" svg:y="0.72cm">
            <text:p/>
          </draw:rect>
          <draw:rect draw:style-name="gr7" draw:layer="layout" svg:width="0.2cm" svg:height="1.02cm" svg:x="1.425cm" svg:y="0.77cm">
            <text:p/>
          </draw:rect>
          <draw:rect draw:style-name="gr7" draw:layer="layout" svg:width="0.2cm" svg:height="0.1cm" svg:x="1.425cm" svg:y="1.772cm">
            <text:p/>
          </draw:rect>
          <draw:circle draw:style-name="gr8" draw:layer="layout" svg:width="0.026cm" svg:height="0.026cm" svg:x="1.382cm" svg:y="0.737cm">
            <text:p/>
          </draw:circle>
          <draw:circle draw:style-name="gr4" draw:layer="layout" svg:width="0.026cm" svg:height="0.026cm" svg:x="1.632cm" svg:y="0.737cm">
            <text:p/>
          </draw:circle>
          <draw:rect draw:style-name="gr6" draw:layer="layout" svg:width="0.3cm" svg:height="1.18cm" svg:x="1.75cm" svg:y="0.72cm">
            <text:p/>
          </draw:rect>
          <draw:rect draw:style-name="gr7" draw:layer="layout" svg:width="0.2cm" svg:height="1.02cm" svg:x="1.8cm" svg:y="0.77cm">
            <text:p/>
          </draw:rect>
          <draw:rect draw:style-name="gr7" draw:layer="layout" svg:width="0.2cm" svg:height="0.1cm" svg:x="1.8cm" svg:y="1.772cm">
            <text:p/>
          </draw:rect>
          <draw:circle draw:style-name="gr8" draw:layer="layout" svg:width="0.026cm" svg:height="0.026cm" svg:x="1.757cm" svg:y="0.737cm">
            <text:p/>
          </draw:circle>
          <draw:circle draw:style-name="gr4" draw:layer="layout" svg:width="0.026cm" svg:height="0.026cm" svg:x="2.007cm" svg:y="0.737cm">
            <text:p/>
          </draw:circle>
          <draw:rect draw:style-name="gr6" draw:layer="layout" svg:width="0.3cm" svg:height="1.18cm" svg:x="2.125cm" svg:y="0.72cm">
            <text:p/>
          </draw:rect>
          <draw:rect draw:style-name="gr7" draw:layer="layout" svg:width="0.2cm" svg:height="1.02cm" svg:x="2.175cm" svg:y="0.77cm">
            <text:p/>
          </draw:rect>
          <draw:rect draw:style-name="gr7" draw:layer="layout" svg:width="0.2cm" svg:height="0.1cm" svg:x="2.175cm" svg:y="1.772cm">
            <text:p/>
          </draw:rect>
          <draw:circle draw:style-name="gr8" draw:layer="layout" svg:width="0.026cm" svg:height="0.026cm" svg:x="2.132cm" svg:y="0.737cm">
            <text:p/>
          </draw:circle>
          <draw:circle draw:style-name="gr4" draw:layer="layout" svg:width="0.026cm" svg:height="0.026cm" svg:x="2.382cm" svg:y="0.737cm">
            <text:p/>
          </draw:circle>
          <draw:rect draw:style-name="gr6" draw:layer="layout" svg:width="0.3cm" svg:height="1.18cm" svg:x="2.5cm" svg:y="0.72cm">
            <text:p/>
          </draw:rect>
          <draw:rect draw:style-name="gr7" draw:layer="layout" svg:width="0.2cm" svg:height="1.02cm" svg:x="2.55cm" svg:y="0.77cm">
            <text:p/>
          </draw:rect>
          <draw:rect draw:style-name="gr7" draw:layer="layout" svg:width="0.2cm" svg:height="0.1cm" svg:x="2.55cm" svg:y="1.772cm">
            <text:p/>
          </draw:rect>
          <draw:circle draw:style-name="gr8" draw:layer="layout" svg:width="0.026cm" svg:height="0.026cm" svg:x="2.507cm" svg:y="0.737cm">
            <text:p/>
          </draw:circle>
          <draw:circle draw:style-name="gr4" draw:layer="layout" svg:width="0.026cm" svg:height="0.026cm" svg:x="2.757cm" svg:y="0.737cm">
            <text:p/>
          </draw:circle>
          <draw:rect draw:style-name="gr6" draw:layer="layout" svg:width="0.3cm" svg:height="1.18cm" svg:x="2.875cm" svg:y="0.72cm">
            <text:p/>
          </draw:rect>
          <draw:rect draw:style-name="gr7" draw:layer="layout" svg:width="0.2cm" svg:height="1.02cm" svg:x="2.925cm" svg:y="0.77cm">
            <text:p/>
          </draw:rect>
          <draw:rect draw:style-name="gr7" draw:layer="layout" svg:width="0.2cm" svg:height="0.1cm" svg:x="2.925cm" svg:y="1.772cm">
            <text:p/>
          </draw:rect>
          <draw:circle draw:style-name="gr8" draw:layer="layout" svg:width="0.026cm" svg:height="0.026cm" svg:x="2.882cm" svg:y="0.737cm">
            <text:p/>
          </draw:circle>
          <draw:circle draw:style-name="gr4" draw:layer="layout" svg:width="0.026cm" svg:height="0.026cm" svg:x="3.132cm" svg:y="0.737cm">
            <text:p/>
          </draw:circle>
          <draw:rect draw:style-name="gr6" draw:layer="layout" svg:width="0.3cm" svg:height="1.18cm" svg:x="3.25cm" svg:y="0.72cm">
            <text:p/>
          </draw:rect>
          <draw:rect draw:style-name="gr7" draw:layer="layout" svg:width="0.2cm" svg:height="1.02cm" svg:x="3.3cm" svg:y="0.77cm">
            <text:p/>
          </draw:rect>
          <draw:rect draw:style-name="gr7" draw:layer="layout" svg:width="0.2cm" svg:height="0.1cm" svg:x="3.3cm" svg:y="1.772cm">
            <text:p/>
          </draw:rect>
          <draw:circle draw:style-name="gr8" draw:layer="layout" svg:width="0.026cm" svg:height="0.026cm" svg:x="3.257cm" svg:y="0.737cm">
            <text:p/>
          </draw:circle>
          <draw:circle draw:style-name="gr4" draw:layer="layout" svg:width="0.026cm" svg:height="0.026cm" svg:x="3.507cm" svg:y="0.737cm">
            <text:p/>
          </draw:circle>
          <draw:rect draw:style-name="gr6" draw:layer="layout" svg:width="0.3cm" svg:height="1.18cm" svg:x="3.625cm" svg:y="0.72cm">
            <text:p/>
          </draw:rect>
          <draw:rect draw:style-name="gr7" draw:layer="layout" svg:width="0.2cm" svg:height="1.02cm" svg:x="3.675cm" svg:y="0.77cm">
            <text:p/>
          </draw:rect>
          <draw:rect draw:style-name="gr7" draw:layer="layout" svg:width="0.2cm" svg:height="0.1cm" svg:x="3.675cm" svg:y="1.772cm">
            <text:p/>
          </draw:rect>
          <draw:circle draw:style-name="gr8" draw:layer="layout" svg:width="0.026cm" svg:height="0.026cm" svg:x="3.632cm" svg:y="0.737cm">
            <text:p/>
          </draw:circle>
          <draw:circle draw:style-name="gr4" draw:layer="layout" svg:width="0.026cm" svg:height="0.026cm" svg:x="3.862cm" svg:y="0.737cm">
            <text:p/>
          </draw:circle>
          <draw:rect draw:style-name="gr6" draw:layer="layout" svg:width="0.3cm" svg:height="1.18cm" svg:x="4cm" svg:y="0.72cm">
            <text:p/>
          </draw:rect>
          <draw:rect draw:style-name="gr7" draw:layer="layout" svg:width="0.2cm" svg:height="1.02cm" svg:x="4.05cm" svg:y="0.77cm">
            <text:p/>
          </draw:rect>
          <draw:rect draw:style-name="gr7" draw:layer="layout" svg:width="0.2cm" svg:height="0.1cm" svg:x="4.05cm" svg:y="1.772cm">
            <text:p/>
          </draw:rect>
          <draw:circle draw:style-name="gr8" draw:layer="layout" svg:width="0.026cm" svg:height="0.026cm" svg:x="4.007cm" svg:y="0.737cm">
            <text:p/>
          </draw:circle>
          <draw:circle draw:style-name="gr4" draw:layer="layout" svg:width="0.026cm" svg:height="0.026cm" svg:x="4.257cm" svg:y="0.737cm">
            <text:p/>
          </draw:circle>
          <draw:rect draw:style-name="gr6" draw:layer="layout" svg:width="0.3cm" svg:height="1.18cm" svg:x="4.375cm" svg:y="0.72cm">
            <text:p/>
          </draw:rect>
          <draw:rect draw:style-name="gr7" draw:layer="layout" svg:width="0.2cm" svg:height="1.02cm" svg:x="4.425cm" svg:y="0.77cm">
            <text:p/>
          </draw:rect>
          <draw:rect draw:style-name="gr7" draw:layer="layout" svg:width="0.2cm" svg:height="0.1cm" svg:x="4.425cm" svg:y="1.772cm">
            <text:p/>
          </draw:rect>
          <draw:circle draw:style-name="gr8" draw:layer="layout" svg:width="0.026cm" svg:height="0.026cm" svg:x="4.382cm" svg:y="0.737cm">
            <text:p/>
          </draw:circle>
          <draw:circle draw:style-name="gr4" draw:layer="layout" svg:width="0.026cm" svg:height="0.026cm" svg:x="4.632cm" svg:y="0.737cm">
            <text:p/>
          </draw:circle>
          <draw:rect draw:style-name="gr6" draw:layer="layout" svg:width="0.3cm" svg:height="1.18cm" svg:x="4.75cm" svg:y="0.72cm">
            <text:p/>
          </draw:rect>
          <draw:rect draw:style-name="gr7" draw:layer="layout" svg:width="0.2cm" svg:height="1.02cm" svg:x="4.8cm" svg:y="0.77cm">
            <text:p/>
          </draw:rect>
          <draw:rect draw:style-name="gr7" draw:layer="layout" svg:width="0.2cm" svg:height="0.1cm" svg:x="4.8cm" svg:y="1.772cm">
            <text:p/>
          </draw:rect>
          <draw:circle draw:style-name="gr8" draw:layer="layout" svg:width="0.026cm" svg:height="0.026cm" svg:x="4.757cm" svg:y="0.737cm">
            <text:p/>
          </draw:circle>
          <draw:circle draw:style-name="gr4" draw:layer="layout" svg:width="0.026cm" svg:height="0.026cm" svg:x="5.007cm" svg:y="0.737cm">
            <text:p/>
          </draw:circle>
          <draw:rect draw:style-name="gr6" draw:layer="layout" svg:width="0.3cm" svg:height="1.18cm" svg:x="5.125cm" svg:y="0.72cm">
            <text:p/>
          </draw:rect>
          <draw:rect draw:style-name="gr7" draw:layer="layout" svg:width="0.2cm" svg:height="1.02cm" svg:x="5.175cm" svg:y="0.77cm">
            <text:p/>
          </draw:rect>
          <draw:rect draw:style-name="gr7" draw:layer="layout" svg:width="0.2cm" svg:height="0.1cm" svg:x="5.175cm" svg:y="1.772cm">
            <text:p/>
          </draw:rect>
          <draw:circle draw:style-name="gr8" draw:layer="layout" svg:width="0.026cm" svg:height="0.026cm" svg:x="5.132cm" svg:y="0.737cm">
            <text:p/>
          </draw:circle>
          <draw:circle draw:style-name="gr4" draw:layer="layout" svg:width="0.026cm" svg:height="0.026cm" svg:x="5.382cm" svg:y="0.737cm">
            <text:p/>
          </draw:circle>
          <draw:rect draw:style-name="gr6" draw:layer="layout" svg:width="0.3cm" svg:height="1.18cm" svg:x="5.5cm" svg:y="0.72cm">
            <text:p/>
          </draw:rect>
          <draw:rect draw:style-name="gr7" draw:layer="layout" svg:width="0.2cm" svg:height="1.02cm" svg:x="5.55cm" svg:y="0.77cm">
            <text:p/>
          </draw:rect>
          <draw:rect draw:style-name="gr7" draw:layer="layout" svg:width="0.2cm" svg:height="0.1cm" svg:x="5.55cm" svg:y="1.772cm">
            <text:p/>
          </draw:rect>
          <draw:circle draw:style-name="gr8" draw:layer="layout" svg:width="0.026cm" svg:height="0.026cm" svg:x="5.507cm" svg:y="0.737cm">
            <text:p/>
          </draw:circle>
          <draw:circle draw:style-name="gr4" draw:layer="layout" svg:width="0.026cm" svg:height="0.026cm" svg:x="5.757cm" svg:y="0.737cm">
            <text:p/>
          </draw:circle>
          <draw:line draw:style-name="gr9" draw:layer="layout" svg:x1="0.1cm" svg:y1="0cm" svg:x2="0.1cm" svg:y2="2cm">
            <text:p/>
          </draw:line>
          <draw:line draw:style-name="gr9" draw:layer="layout" svg:x1="5.9cm" svg:y1="0cm" svg:x2="5.9cm" svg:y2="2cm">
            <text:p/>
          </draw:line>
          <draw:rect draw:style-name="gr10" draw:layer="layout" svg:width="0.05cm" svg:height="0.4cm" svg:x="0.025cm" svg:y="0.25cm">
            <text:p/>
          </draw:rect>
          <draw:rect draw:style-name="gr10" draw:layer="layout" svg:width="0.05cm" svg:height="0.4cm" svg:x="5.925cm" svg:y="0.25cm">
            <text:p/>
          </draw:rect>
          <draw:circle draw:style-name="gr10" draw:layer="layout" svg:width="0.04cm" svg:height="0.04cm" svg:x="0.03cm" svg:y="1.23cm">
            <text:p/>
          </draw:circle>
          <draw:circle draw:style-name="gr10" draw:layer="layout" svg:width="0.04cm" svg:height="0.04cm" svg:x="0.03cm" svg:y="1.73cm">
            <text:p/>
          </draw:circle>
          <draw:circle draw:style-name="gr10" draw:layer="layout" svg:width="0.04cm" svg:height="0.04cm" svg:x="5.93cm" svg:y="1.23cm">
            <text:p/>
          </draw:circle>
          <draw:circle draw:style-name="gr10" draw:layer="layout" svg:width="0.04cm" svg:height="0.04cm" svg:x="5.93cm" svg:y="1.73cm">
            <text:p/>
          </draw:circle>
          <draw:line draw:style-name="gr11" draw:layer="layout" svg:x1="0.3cm" svg:y1="0.3cm" svg:x2="5.7cm" svg:y2="0.3cm">
            <text:p/>
          </draw:line>
          <draw:line draw:style-name="gr11" draw:layer="layout" svg:x1="0.3cm" svg:y1="0.4cm" svg:x2="5.7cm" svg:y2="0.4cm">
            <text:p/>
          </draw:line>
          <draw:line draw:style-name="gr11" draw:layer="layout" svg:x1="0.3cm" svg:y1="0.5cm" svg:x2="5.7cm" svg:y2="0.5cm">
            <text:p/>
          </draw:line>
          <draw:line draw:style-name="gr11" draw:layer="layout" svg:x1="0.3cm" svg:y1="0.6cm" svg:x2="5.7cm" svg:y2="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4URightCapacity</dc:title>
    <meta:creation-date>2011-02-07T16:56:36</meta:creation-date>
    <meta:editing-duration>P0D</meta:editing-duration>
    <meta:editing-cycles>1</meta:editing-cycles>
    <meta:document-statistic meta:object-count="93"/>
    <meta:generator>OpenOffice.org/3.3$Linux OpenOffice.org_project/330m20$Build-9567</meta:generator>
  </office:meta>
</office:document-meta>
</file>